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{{ entity.email }}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odanie zapytania o produkty:</text:p>
      <text:p text:style-name="P5">//shop/src/Application/ShopAdminBundle/Controller/TransactionController.php 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4"><text:s text:c="8"/>//$products = $entity-&gt;getProducts(); //powiązane produkty z tabeli product_transaction</text:p>
      <text:p text:style-name="P4"/>
      <text:p text:style-name="P4"><text:s text:c="8"/>$query = $em-&gt;createQuery(</text:p>
      <text:p text:style-name="P4"><text:s text:c="12"/>'SELECT</text:p>
      <text:p text:style-name="P4"><text:s text:c="16"/>p, pt</text:p>
      <text:p text:style-name="P4"><text:s text:c="12"/>FROM </text:p>
      <text:p text:style-name="P4"><text:s text:c="16"/>ApplicationShopAdminBundle:Product p </text:p>
      <text:p text:style-name="P4"><text:s text:c="12"/>LEFT JOIN </text:p>
      <text:p text:style-name="P4"><text:s text:c="16"/>p.transactions pt </text:p>
      <text:p text:style-name="P4"><text:s text:c="12"/>LEFT JOIN </text:p>
      <text:p text:style-name="P4"><text:s text:c="16"/>pt.transaction t </text:p>
      <text:p text:style-name="P4"><text:s text:c="12"/>WHERE </text:p>
      <text:p text:style-name="P4"><text:s text:c="16"/>t.id = :transaction_id'</text:p>
      <text:p text:style-name="P4"><text:s text:c="8"/>)-&gt;setParameter(':transaction_id', $id);</text:p>
      <text:p text:style-name="P4"><text:s text:c="8"/></text:p>
      <text:p text:style-name="P4"><text:s text:c="8"/>$products = $query-&gt;getResult();</text:p>
      <text:p text:style-name="P1"/>
      <text:p text:style-name="P4"><text:s text:c="8"/>/*</text:p>
      <text:p text:style-name="P4"><text:s text:c="8"/>$repository = $em-&gt;getRepository('ApplicationShopAdminBundle:Product');</text:p>
      <text:p text:style-name="P4"/>
      <text:p text:style-name="P4"><text:s text:c="8"/>$qb = $repository-&gt;createQueryBuilder('p')</text:p>
      <text:p text:style-name="P4"><text:s text:c="12"/>-&gt;leftJoin('p.transactions', 'pt')</text:p>
      <text:p text:style-name="P4"><text:s text:c="12"/>-&gt;leftJoin('pt.transaction', 't')</text:p>
      <text:p text:style-name="P4"><text:s text:c="12"/>-&gt;where('t.id = :transaction_id')</text:p>
      <text:p text:style-name="P4"><text:s text:c="12"/>-&gt;setParameter('transaction_id', $id);</text:p>
      <text:p text:style-name="P4"/>
      <text:p text:style-name="P4"><text:s text:c="8"/>$query = $qb-&gt;getQuery();</text:p>
      <text:p text:style-name="P4"><text:s text:c="8"/>$products = $query-&gt;getResult();</text:p>
      <text:p text:style-name="P4"><text:s text:c="8"/>*/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<text:soft-page-break/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# {% if entity.company %}</text:p>
      <text:p text:style-name="P1"><text:s text:c="12"/>&lt;h4&gt;{{ entity.company }}&lt;/h4&gt;</text:p>
      <text:p text:style-name="P1"><text:s text:c="12"/>{% endif %}#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billingFirstname }} {{ entity.billingLastname }}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oft-page-break/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</text:p>
      <text:p text:style-name="P1"><text:s text:c="28"/>&lt;td&gt;1,944.00 zł&lt;/td&gt;</text:p>
      <text:p text:style-name="P1"><text:s text:c="24"/>&lt;/tr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text:s text:c="25"/>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 <text:s text:c="34"/></text:p>
      <text:p text:style-name="P1"><text:s text:c="28"/>&lt;td&gt;1,944.00 zł&lt;/td&gt;</text:p>
      <text:p text:style-name="P1"><text:s text:c="24"/>&lt;/tr&gt;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 4,947.98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Payment method&lt;/h3&gt;</text:p>
      <text:p text:style-name="P1"><text:s text:c="12"/>&lt;h3&gt;Shipping method&lt;/h3&gt;</text:p>
      <text:p text:style-name="P1"><text:soft-page-break/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529.99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529.99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oft-page-break/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/>
      <text:p text:style-name="P1"/>
      <text:p text:style-name="P1">4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/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38S</meta:editing-duration>
    <meta:editing-cycles>13</meta:editing-cycles>
    <meta:generator>OpenOffice.org/3.3$Win32 OpenOffice.org_project/330m20$Build-9567</meta:generator>
    <dc:date>2015-11-10T17:29:30.63</dc:date>
    <dc:creator>szymon idczak</dc:creator>
    <meta:document-statistic meta:table-count="0" meta:image-count="0" meta:object-count="0" meta:page-count="7" meta:paragraph-count="372" meta:word-count="1003" meta:character-count="16074"/>
    <meta:user-defined meta:name="Info 1"/>
    <meta:user-defined meta:name="Info 2"/>
    <meta:user-defined meta:name="Info 3"/>
    <meta:user-defined meta:name="Info 4"/>
  </office:meta>
</office:document-meta>
</file>